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980000020264D4ABE3752BCA4E.png" manifest:media-type="image/png"/>
  <manifest:file-entry manifest:full-path="Pictures/100002010000046500000378A2D37EBF63E35B63.png" manifest:media-type="image/png"/>
  <manifest:file-entry manifest:full-path="Pictures/100002010000044F0000038A7D5A3F7B1ADF9B6F.png" manifest:media-type="image/png"/>
  <manifest:file-entry manifest:full-path="Pictures/100000000000017C000000850DF1715C77B2AB4F.png" manifest:media-type="image/png"/>
  <manifest:file-entry manifest:full-path="Pictures/100002010000088F000001C847E466210C01E20F.png" manifest:media-type="image/png"/>
  <manifest:file-entry manifest:full-path="Pictures/100002010000078000000438D46B0BC27C5F823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aven Pro" svg:font-family="'Maven Pro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Last_20_sli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Last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Last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Last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OBJEC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OBJEC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4.4000015258789pt"/>
    </style:style>
    <style:style style:name="P3" style:family="paragraph">
      <style:paragraph-properties fo:margin-left="0cm" fo:margin-right="0cm" fo:margin-top="0.448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9.5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00416d" style:text-line-through-style="none" style:text-line-through-type="none" style:text-position="0% 100%" style:font-name="Open Sans" fo:font-size="36.7999992370605pt" fo:letter-spacing="normal" fo:font-style="normal" style:text-underline-style="none" fo:font-weight="bold" style:font-name-asian="Open Sans" style:font-size-asian="36.7999992370605pt" style:font-style-asian="normal" style:font-weight-asian="bold" style:font-name-complex="Open Sans" style:font-size-complex="36.7999992370605pt" style:font-style-complex="normal" style:font-weight-complex="bold"/>
    </style:style>
    <style:style style:name="P12" style:family="paragraph">
      <loext:graphic-properties draw:fill="none"/>
      <style:paragraph-properties fo:margin-left="0cm" fo:margin-right="0cm" fo:margin-top="0.448cm" fo:margin-bottom="0cm" fo:line-height="90%" fo:text-align="start" fo:text-indent="0cm" style:writing-mode="lr-tb" style:font-independent-line-spacing="true"/>
      <style:text-properties fo:font-variant="normal" fo:text-transform="none" fo:color="#00416d" style:text-line-through-style="none" style:text-line-through-type="none" style:text-position="0% 100%" style:font-name="Open Sans" fo:font-size="26pt" fo:letter-spacing="normal" fo:font-style="normal" style:text-underline-style="none" fo:font-weight="normal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00426e" style:text-line-through-style="none" style:text-line-through-type="none" style:text-position="0% 100%" style:font-name="Open Sans" fo:font-size="34.4000015258789pt" fo:letter-spacing="normal" fo:font-style="normal" style:text-underline-style="none" fo:font-weight="normal" style:font-name-asian="Open Sans" style:font-size-asian="34.4000015258789pt" style:font-style-asian="normal" style:font-weight-asian="normal" style:font-name-complex="Open Sans" style:font-size-complex="34.4000015258789pt" style:font-style-complex="normal" style:font-weight-complex="normal"/>
    </style:style>
    <style:style style:name="T2" style:family="text">
      <style:text-properties fo:font-variant="normal" fo:text-transform="none" fo:color="#00416d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aven Pro" fo:font-size="16pt" fo:letter-spacing="normal" fo:font-style="normal" style:text-underline-style="none" fo:font-weight="normal" style:font-name-asian="Maven Pro" style:font-size-asian="16pt" style:font-style-asian="normal" style:font-weight-asian="normal" style:font-name-complex="Maven Pro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426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416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416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77cm" text:min-label-width="1.093cm"/>
        <style:text-properties style:font-name="Arial" fo:color="#00416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ast_20_slide">
        <draw:frame draw:name="Google Shape;191;p18" presentation:style-name="pr1" draw:text-style-name="P2" draw:layer="layout" svg:width="31.305cm" svg:height="1.293cm" svg:x="1.28cm" svg:y="13.514cm" presentation:class="title" presentation:user-transformed="true">
          <draw:text-box>
            <text:p text:style-name="P1"><text:span text:style-name="T1">Insert_Presentation_Title</text:span></text:p>
          </draw:text-box>
        </draw:frame>
        <draw:frame draw:name="Google Shape;192;p18" presentation:style-name="pr2" draw:text-style-name="P4" draw:layer="layout" svg:width="17.973cm" svg:height="1.457cm" svg:x="8.717cm" svg:y="14.808cm" presentation:class="subtitle" presentation:user-transformed="true">
          <draw:text-box>
            <text:p text:style-name="P3"><text:span text:style-name="T2">Insert_Presenter_Name, Insert_Presenter_Affiliation</text:span></text:p>
          </draw:text-box>
        </draw:frame>
        <draw:frame draw:name="Google Shape;193;p18" draw:style-name="gr1" draw:text-style-name="P5" draw:layer="layout" svg:width="4.584cm" svg:height="1.604cm" svg:x="28.912cm" svg:y="0.979cm">
          <draw:image xlink:href="Pictures/100000000000017C000000850DF1715C77B2AB4F.png" xlink:type="simple" xlink:show="embed" xlink:actuate="onLoad">
            <text:p/>
          </draw:image>
        </draw:frame>
        <draw:custom-shape draw:name="Google Shape;194;p18" draw:style-name="gr2" draw:text-style-name="P7" draw:layer="layout" svg:width="8.062cm" svg:height="0.683cm" svg:x="25.619cm" svg:y="0.133cm">
          <text:p text:style-name="P6"><text:span text:style-name="T3">DOI: insert_DO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8" draw:style-name="gr2" draw:text-style-name="P7" draw:layer="layout" svg:width="24.973cm" svg:height="0.683cm" svg:x="0.248cm" svg:y="0.133cm">
          <text:p text:style-name="P6"><text:span text:style-name="T3">Marinet2 Bring Your Own Data (BYOD) Workshop </text:span></text:p>
          <text:p text:style-name="P6"><text:span text:style-name="T3">23rd Jun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892375173a_1_0:notes" draw:style-name="gr3" draw:layer="layout" svg:width="16.925cm" svg:height="9.524cm" svg:x="1.062cm" svg:y="1.905cm" draw:page-number="1" presentation:class="page"/>
          <draw:frame draw:name="Google Shape;188;g892375173a_1_0:notes" presentation:style-name="pr3" draw:text-style-name="P8" draw:layer="layout" svg:width="13.969cm" svg:height="11.429cm" svg:x="2.54cm" svg:y="12.065cm" presentation:class="notes" presentation:user-transformed="true">
            <draw:text-box>
              <text:p text:style-name="P6"><text:span text:style-name="T4">Resources used to generate standard:</text:span></text:p>
              <text:p text:style-name="P6"><text:span text:style-name="T5"><text:a xlink:href="http://www.marineinsitu.eu/wp-content/uploads/2018/02/HFR_Data_Model_Reference_Card_v1.pdf" xlink:type="simple">http://www.marineinsitu.eu/wp-content/uploads/2018/02/HFR_Data_Model_Reference_Card_v1.pdf</text:a></text:span><text:span text:style-name="T4"><text:s/></text:span></text:p>
              <text:p text:style-name="P6"><text:span text:style-name="T4"/></text:p>
              <text:p text:style-name="P6"><text:span text:style-name="T5"><text:a xlink:href="https://www.wrc.noaa.gov/wrso/security_guide/distribu.htm" xlink:type="simple">https://www.wrc.noaa.gov/wrso/security_guide/distribu.htm</text:a></text:span></text:p>
              <text:p text:style-name="P6"><text:span text:style-name="T4"/></text:p>
              <text:p text:style-name="P6"><text:span text:style-name="T5"><text:a xlink:href="https://www.unidata.ucar.edu/software/netcdf-java/v4.3/formats/DataDiscoveryAttConvention.html#cdm_data_type_Attribute" xlink:type="simple">https://www.unidata.ucar.edu/software/netcdf-java/v4.3/formats/DataDiscoveryAttConvention.html#cdm_data_type_Attribute</text:a></text:span></text:p>
              <text:p text:style-name="P6"><text:span text:style-name="T4"/></text:p>
              <text:p text:style-name="P6"><text:span text:style-name="T5"><text:a xlink:href="http://cfconventions.org/cf-conventions/cf-conventions.html#point-data" xlink:type="simple">http://cfconventions.org/cf-conventions/cf-conventions.html#point-data</text:a></text:span></text:p>
              <text:p text:style-name="P6"><text:span text:style-name="T4"/></text:p>
              <text:p text:style-name="P6"><text:span text:style-name="T5"><text:a xlink:href="https://www.seadatanet.org/content/download/2845/file/2019_04_09_EGU2019_pres_HFR_Corgnati.pdf" xlink:type="simple">https://www.seadatanet.org/content/download/2845/file/2019_04_09_EGU2019_pres_HFR_Corgnati.pdf</text:a></text:span></text:p>
              <text:p text:style-name="P6"><text:span text:style-name="T4"/></text:p>
              <text:p text:style-name="P6"><text:span text:style-name="T4"/></text:p>
            </draw:text-box>
          </draw:frame>
          <draw:frame draw:name="Google Shape;189;g892375173a_1_0:notes" presentation:style-name="pr4" draw:text-style-name="P10" draw:layer="layout" svg:width="8.254cm" svg:height="1.269cm" svg:x="10.795cm" svg:y="24.13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OBJECT" presentation:presentation-page-layout-name="AL1T11">
        <draw:frame draw:name="Google Shape;200;p19" presentation:style-name="pr5" draw:text-style-name="P11" draw:layer="layout" svg:width="29.209cm" svg:height="3.017cm" svg:x="2.328cm" svg:y="1.679cm" presentation:class="title" presentation:placeholder="true" presentation:user-transformed="true">
          <draw:text-box/>
        </draw:frame>
        <draw:frame draw:name="Google Shape;201;p19" presentation:style-name="pr6" draw:text-style-name="P12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frame draw:name="Google Shape;197;g892375173a_0_0:notes" presentation:style-name="pr7" draw:text-style-name="P13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8;g892375173a_0_0:notes" draw:style-name="gr3" draw:layer="layout" svg:width="15.239cm" svg:height="8.572cm" svg:x="1.905cm" svg:y="3.175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aven Pro" svg:font-family="'Maven Pro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0426e" draw:end-color="#00426e" draw:start-intensity="100%" draw:end-intensity="100%" draw:angle="14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ast_20_slide-background" style:display-name="Last slide-background" style:family="presentation">
      <style:graphic-properties draw:stroke="none" draw:fill="solid" draw:fill-color="#ffffff"/>
      <style:text-properties style:letter-kerning="true"/>
    </style:style>
    <style:style style:name="Last_20_slide-backgroundobjects" style:display-name="La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slide-notes" style:display-name="La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slide-outline1" style:display-name="Last slide-outline1" style:family="presentation">
      <style:graphic-properties draw:stroke="none" draw:fill="none" draw:auto-grow-height="false" draw:fit-to-size="shrink-to-fit" style:shrink-to-fit="true">
        <text:list-style style:name="Last_20_slide-outline1" style:display-name="La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st_20_slide-outline2" style:display-name="Last slide-outline2" style:family="presentation" style:parent-style-name="Last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ast_20_slide-outline3" style:display-name="Last slide-outline3" style:family="presentation" style:parent-style-name="Last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ast_20_slide-outline4" style:display-name="Last slide-outline4" style:family="presentation" style:parent-style-name="Last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ast_20_slide-outline5" style:display-name="Last slide-outline5" style:family="presentation" style:parent-style-name="Last_20_slide-outline4">
      <style:paragraph-properties fo:margin-top="0.1cm" fo:margin-bottom="0cm"/>
      <style:text-properties fo:font-size="20pt" style:font-size-asian="20pt" style:font-size-complex="20pt"/>
    </style:style>
    <style:style style:name="Last_20_slide-outline6" style:display-name="Last slide-outline6" style:family="presentation" style:parent-style-name="Last_20_slide-outline5">
      <style:paragraph-properties fo:margin-top="0.1cm" fo:margin-bottom="0cm"/>
      <style:text-properties fo:font-size="20pt" style:font-size-asian="20pt" style:font-size-complex="20pt"/>
    </style:style>
    <style:style style:name="Last_20_slide-outline7" style:display-name="Last slide-outline7" style:family="presentation" style:parent-style-name="Last_20_slide-outline6">
      <style:paragraph-properties fo:margin-top="0.1cm" fo:margin-bottom="0cm"/>
      <style:text-properties fo:font-size="20pt" style:font-size-asian="20pt" style:font-size-complex="20pt"/>
    </style:style>
    <style:style style:name="Last_20_slide-outline8" style:display-name="Last slide-outline8" style:family="presentation" style:parent-style-name="Last_20_slide-outline7">
      <style:paragraph-properties fo:margin-top="0.1cm" fo:margin-bottom="0cm"/>
      <style:text-properties fo:font-size="20pt" style:font-size-asian="20pt" style:font-size-complex="20pt"/>
    </style:style>
    <style:style style:name="Last_20_slide-outline9" style:display-name="Last slide-outline9" style:family="presentation" style:parent-style-name="Last_20_slide-outline8">
      <style:paragraph-properties fo:margin-top="0.1cm" fo:margin-bottom="0cm"/>
      <style:text-properties fo:font-size="20pt" style:font-size-asian="20pt" style:font-size-complex="20pt"/>
    </style:style>
    <style:style style:name="Last_20_slide-subtitle" style:display-name="Last slide-subtitle" style:family="presentation">
      <style:graphic-properties draw:stroke="none" draw:fill="none" draw:textarea-vertical-align="middle">
        <text:list-style style:name="Last_20_slide-subtitle" style:display-name="La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slide-title" style:display-name="Last slide-title" style:family="presentation">
      <style:graphic-properties draw:stroke="none" draw:fill="none" draw:textarea-vertical-align="middle">
        <text:list-style style:name="Last_20_slide-title" style:display-name="La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426e" draw:opacity="7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solid" draw:fill-color="#ffffff" draw:opacity="61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35cm" svg:stroke-color="#31538f" draw:stroke-linejoin="miter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La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La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26e" draw:opacity="7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1%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426e" style:text-line-through-style="none" style:text-line-through-type="none" style:text-position="0% 100%" style:font-name="Open Sans" fo:font-size="11.1000003814697pt" fo:letter-spacing="normal" fo:font-style="normal" style:text-underline-style="none" fo:font-weight="normal" style:font-name-asian="Open Sans" style:font-size-asian="11.1000003814697pt" style:font-style-asian="normal" style:font-weight-asian="normal" style:font-name-complex="Open Sans" style:font-size-complex="11.1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ast_20_slide" style:display-name="Last slide" style:page-layout-name="PM1" draw:style-name="Mdp1">
      <draw:g draw:name="Google Shape;10;p1">
        <draw:custom-shape draw:name="Google Shape;11;p1" draw:style-name="Mgr3" draw:text-style-name="MP5" draw:layer="layout" svg:width="33.903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;p1" draw:style-name="Mgr4" draw:text-style-name="MP6" draw:layer="layout" svg:width="33.866cm" svg:height="19.049cm" svg:x="0cm" svg:y="0cm">
          <draw:image xlink:href="Pictures/100002010000078000000438D46B0BC27C5F823D.png" xlink:type="simple" xlink:show="embed" xlink:actuate="onLoad">
            <text:p/>
          </draw:image>
        </draw:frame>
      </draw:g>
      <draw:custom-shape draw:name="Google Shape;40;p5" draw:style-name="Mgr5" draw:text-style-name="MP7" draw:layer="backgroundobjects" svg:width="33.866cm" svg:height="12.81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1;p5" presentation:style-name="Last_20_slide-title" draw:layer="backgroundobjects" svg:width="31.305cm" svg:height="1.293cm" svg:x="1.278cm" svg:y="13.964cm" presentation:class="title" presentation:placeholder="true" presentation:user-transformed="true">
        <draw:text-box/>
      </draw:frame>
      <draw:frame draw:name="Google Shape;42;p5" draw:style-name="Mgr6" draw:text-style-name="MP8" draw:layer="backgroundobjects" svg:width="15.54cm" svg:height="3.236cm" svg:x="9.161cm" svg:y="5.078cm">
        <draw:image xlink:href="Pictures/100002010000088F000001C847E466210C01E20F.png" xlink:type="simple" xlink:show="embed" xlink:actuate="onLoad">
          <text:p/>
        </draw:image>
      </draw:frame>
      <draw:g draw:name="Google Shape;43;p5">
        <draw:frame draw:name="Google Shape;44;p5" draw:style-name="Mgr6" draw:text-style-name="MP8" draw:layer="layout" svg:width="0.743cm" svg:height="0.48cm" svg:x="1.111cm" svg:y="18.079cm">
          <draw:image xlink:href="Pictures/100002010000044F0000038A7D5A3F7B1ADF9B6F.png" xlink:type="simple" xlink:show="embed" xlink:actuate="onLoad">
            <text:p/>
          </draw:image>
        </draw:frame>
        <draw:custom-shape draw:name="Google Shape;45;p5" draw:style-name="Mgr7" draw:text-style-name="MP10" draw:layer="layout" svg:width="3.709cm" svg:height="0.727cm" svg:x="1.562cm" svg:y="18.031cm">
          <text:p text:style-name="MP9"><text:span text:style-name="MT1">@MaRINET2_E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Last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ast_20_slide-title" draw:layer="backgroundobjects" svg:width="19.798cm" svg:height="11.136cm" svg:x="0.6cm" svg:y="2.257cm" presentation:class="page"/>
        <draw:frame presentation:style-name="La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g draw:name="Google Shape;10;p1">
        <draw:custom-shape draw:name="Google Shape;11;p1" draw:style-name="Mgr3" draw:text-style-name="MP5" draw:layer="layout" svg:width="33.903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;p1" draw:style-name="Mgr4" draw:text-style-name="MP6" draw:layer="layout" svg:width="33.866cm" svg:height="19.049cm" svg:x="0cm" svg:y="0cm">
          <draw:image xlink:href="Pictures/100002010000078000000438D46B0BC27C5F823D.png" xlink:type="simple" xlink:show="embed" xlink:actuate="onLoad">
            <text:p/>
          </draw:image>
        </draw:frame>
      </draw:g>
      <draw:frame draw:name="Google Shape;16;p2" presentation:style-name="OBJECT-title" draw:layer="backgroundobjects" svg:width="29.209cm" svg:height="3.017cm" svg:x="2.328cm" svg:y="1.679cm" presentation:class="title" presentation:placeholder="true" presentation:user-transformed="true">
        <draw:text-box/>
      </draw:frame>
      <draw:frame draw:name="Google Shape;17;p2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g draw:name="Google Shape;18;p2">
        <draw:custom-shape draw:name="Google Shape;19;p2" draw:style-name="Mgr5" draw:text-style-name="MP7" draw:layer="layout" svg:width="7.152cm" svg:height="1.382cm" svg:x="26.714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;p2" draw:style-name="Mgr6" draw:text-style-name="MP8" draw:layer="layout" svg:width="6.001cm" svg:height="1.249cm" svg:x="27.287cm" svg:y="0.073cm">
          <draw:image xlink:href="Pictures/10000201000007980000020264D4ABE3752BCA4E.png" xlink:type="simple" xlink:show="embed" xlink:actuate="onLoad">
            <text:p/>
          </draw:image>
        </draw:frame>
      </draw:g>
      <draw:frame draw:name="Google Shape;21;p2" draw:style-name="Mgr6" draw:text-style-name="MP8" draw:layer="backgroundobjects" svg:width="7.799cm" svg:height="6.156cm" svg:x="25.49cm" svg:y="12.527cm">
        <draw:image xlink:href="Pictures/100002010000046500000378A2D37EBF63E35B63.png" xlink:type="simple" xlink:show="embed" xlink:actuate="onLoad">
          <text:p/>
        </draw:image>
      </draw:frame>
      <draw:custom-shape draw:name="Google Shape;22;p2" draw:style-name="Mgr8" draw:text-style-name="MP7" draw:layer="backgroundobjects" svg:width="0.228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3;p2">
        <draw:frame draw:name="Google Shape;24;p2" draw:style-name="Mgr6" draw:text-style-name="MP8" draw:layer="layout" svg:width="0.743cm" svg:height="0.48cm" svg:x="1.111cm" svg:y="18.079cm">
          <draw:image xlink:href="Pictures/100002010000044F0000038A7D5A3F7B1ADF9B6F.png" xlink:type="simple" xlink:show="embed" xlink:actuate="onLoad">
            <text:p/>
          </draw:image>
        </draw:frame>
        <draw:custom-shape draw:name="Google Shape;25;p2" draw:style-name="Mgr7" draw:text-style-name="MP10" draw:layer="layout" svg:width="3.709cm" svg:height="0.727cm" svg:x="1.562cm" svg:y="18.031cm">
          <text:p text:style-name="MP9"><text:span text:style-name="MT1">@MaRINET2_E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Dev/6.0.5.2$Linux_X86_64 LibreOffice_project/</meta:generator>
  </office:meta>
</office:document-meta>
</file>